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9773005" text:style-name="L1">
        <text:list-item>
          <text:p text:style-name="P1">தேனாம்பேட்டை அருகில் சாகித்ய அகாடமி புத்தக நிலையம். மொழி பெயர்ப்பு புத்தகங்கள்.</text:p>
        </text:list-item>
        <text:list-item>
          <text:p text:style-name="P1">ந. பிச்சமூர்த்தி - காக்கைகளும் கிளிகளும் - சிறுவர்களுக்கான சிறுகதை தொகுதி.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7:37.131464017</meta:creation-date>
    <meta:generator>LibreOffice/7.0.4.2$Linux_X86_64 LibreOffice_project/00$Build-2</meta:generator>
    <dc:date>2020-12-20T21:26:59.840881763</dc:date>
    <meta:editing-duration>PT1M48S</meta:editing-duration>
    <meta:editing-cycles>2</meta:editing-cycles>
    <meta:document-statistic meta:table-count="0" meta:image-count="0" meta:object-count="0" meta:page-count="1" meta:paragraph-count="3" meta:word-count="21" meta:character-count="100" meta:non-whitespace-character-count="84"/>
  </office:meta>
</office:document-meta>
</file>